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21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209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211cm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666666" draw:textarea-horizontal-align="justify" draw:textarea-vertical-align="middle" draw:auto-grow-height="false" fo:min-height="0.46cm" fo:min-width="0.21cm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000000" draw:marker-start-width="0.26cm" draw:marker-end-width="0.26cm" draw:fill="hatch" draw:fill-hatch-name="Black_20_45_20_Degrees" draw:textarea-horizontal-align="justify" draw:textarea-vertical-align="middle" draw:auto-grow-height="false" fo:min-height="0.46cm" fo:min-width="0.21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666666"/>
      <style:paragraph-properties fo:text-align="center"/>
      <style:text-properties fo:color="#ffffff" fo:font-size="12pt" style:font-size-asian="12pt" style:font-size-complex="12pt"/>
    </style:style>
    <style:style style:name="P4" style:family="paragraph">
      <loext:graphic-properties draw:fill="hatch" draw:fill-hatch-name="Black_20_45_20_Degrees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5cm" svg:height="0.75cm" svg:x="1cm" svg:y="1.2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.75cm" svg:y="1.2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2.5cm" svg:y="1.2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3.25cm" svg:y="1.2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49cm" svg:height="0.75cm" svg:x="4cm" svg:y="1.2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51cm" svg:height="0.75cm" svg:x="4.749cm" svg:y="1.2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5.5cm" svg:y="1.2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6.25cm" svg:y="1.2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7cm" svg:y="1.2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7.75cm" svg:y="1.2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8.5cm" svg:y="1.2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9.25cm" svg:y="1.2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0cm" svg:y="1.2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51cm" svg:height="0.75cm" svg:x="10.75cm" svg:y="1.2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49cm" svg:height="0.75cm" svg:x="11.501cm" svg:y="1.2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2.25cm" svg:y="1.2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3cm" svg:y="1.2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3.75cm" svg:y="1.2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4.5cm" svg:y="1.2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1cm" svg:y="3.2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.75cm" svg:y="3.2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2.5cm" svg:y="3.2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3.25cm" svg:y="3.2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4cm" svg:y="3.2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4.75cm" svg:y="3.2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5.5cm" svg:y="3.2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6.25cm" svg:y="3.2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7cm" svg:y="3.2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7.75cm" svg:y="3.2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8.5cm" svg:y="3.2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9.25cm" svg:y="3.2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0cm" svg:y="3.2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0.75cm" svg:y="3.2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1.5cm" svg:y="3.2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2.25cm" svg:y="3.2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3cm" svg:y="3.2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3.75cm" svg:y="3.2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4.5cm" svg:y="3.2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1cm" svg:y="5.2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1.75cm" svg:y="5.2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2.5cm" svg:y="5.2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3.25cm" svg:y="5.2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4cm" svg:y="5.2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4.75cm" svg:y="5.2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5.5cm" svg:y="5.2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6.25cm" svg:y="5.2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7cm" svg:y="5.2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7.75cm" svg:y="5.2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8.5cm" svg:y="5.2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9.25cm" svg:y="5.2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0cm" svg:y="5.2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0.75cm" svg:y="5.2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1.5cm" svg:y="5.2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2.25cm" svg:y="5.2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3cm" svg:y="5.2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5cm" svg:height="0.75cm" svg:x="13.75cm" svg:y="5.2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4.5cm" svg:y="5.2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1cm" svg:y="7.25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1.75cm" svg:y="7.2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2.5cm" svg:y="7.2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3.25cm" svg:y="7.25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4cm" svg:y="7.2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4.75cm" svg:y="7.25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5.5cm" svg:y="7.2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6.25cm" svg:y="7.2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7cm" svg:y="7.2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7.75cm" svg:y="7.2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8.5cm" svg:y="7.2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9.25cm" svg:y="7.25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0cm" svg:y="7.2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0.75cm" svg:y="7.2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1.5cm" svg:y="7.2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12.25cm" svg:y="7.25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3cm" svg:y="7.2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0.75cm" svg:x="13.75cm" svg:y="7.25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5cm" svg:height="0.75cm" svg:x="14.5cm" svg:y="7.2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30T21:33:05.959119739</dc:date>
    <dc:creator>Moreno Marzolla</dc:creator>
    <meta:editing-duration>PT3M13S</meta:editing-duration>
    <meta:editing-cycles>3</meta:editing-cycles>
    <meta:generator>LibreOffice/6.0.7.3$Linux_X86_64 LibreOffice_project/00m0$Build-3</meta:generator>
    <meta:document-statistic meta:object-count="76"/>
  </office:meta>
</office:document-meta>
</file>